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Heading_20_1" text:outline-level="1">Haiku</text:h>
      <text:h text:style-name="Heading_20_2" text:outline-level="2">Author: Ridge Hamre</text:h>
      <text:h text:style-name="Heading_20_3" text:outline-level="3">Blue</text:h>
      <text:p text:style-name="First_20_paragraph">Hi my name is Ridge</text:p>
      <text:p text:style-name="Text_20_body">I share my name with Blue Ridge</text:p>
      <text:p text:style-name="Text_20_body">I'm cold like a fridge</text:p>
      <text:p text:style-name="Text_20_body">Point me at the beam</text:p>
      <text:p text:style-name="Text_20_body">A little strange I may seem</text:p>
      <text:p text:style-name="Text_20_body">Staring eyes will gleam</text:p>
      <text:p text:style-name="Text_20_body">Yes my eyes are blue</text:p>
      <text:p text:style-name="Text_20_body">They are stuck to you like glue</text:p>
      <text:p text:style-name="Text_20_body">Waiting to yell b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